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Text_20_body" style:list-style-name="L1">
      <style:paragraph-properties fo:padding="0.049cm" fo:border="0.06pt solid #d9d9e3"/>
    </style:style>
    <style:style style:name="P2" style:family="paragraph" style:parent-style-name="Text_20_body">
      <style:paragraph-properties fo:padding="0.049cm" fo:border="0.06pt solid #d9d9e3"/>
    </style:style>
    <style:style style:name="P3" style:family="paragraph" style:parent-style-name="Text_20_body" style:list-style-name="L2">
      <style:paragraph-properties fo:padding="0.049cm" fo:border="0.06pt solid #d9d9e3"/>
    </style:style>
    <style:style style:name="P4" style:family="paragraph" style:parent-style-name="Text_20_body">
      <style:paragraph-properties fo:padding="0.049cm" fo:border="0.06pt solid #d9d9e3"/>
      <style:text-properties officeooo:paragraph-rsid="0014b4b5"/>
    </style:style>
    <style:style style:name="P5" style:family="paragraph" style:parent-style-name="Text_20_body">
      <style:paragraph-properties fo:padding="0.049cm" fo:border="0.06pt solid #d9d9e3"/>
      <style:text-properties fo:color="#000000" loext:opacity="100%" officeooo:rsid="0014b4b5" officeooo:paragraph-rsid="0014b4b5"/>
    </style:style>
    <style:style style:name="P6" style:family="paragraph" style:parent-style-name="Text_20_body" style:list-style-name="L4">
      <style:paragraph-properties fo:margin-top="0cm" fo:margin-bottom="0cm" style:contextual-spacing="false" fo:padding="0.049cm" fo:border="0.06pt solid #d9d9e3"/>
    </style:style>
    <style:style style:name="P7" style:family="paragraph" style:parent-style-name="Text_20_body" style:list-style-name="L4">
      <style:paragraph-properties fo:margin-top="0cm" fo:margin-bottom="0cm" style:contextual-spacing="false" fo:padding="0.049cm" fo:border="0.06pt solid #d9d9e3"/>
      <style:text-properties officeooo:paragraph-rsid="0014b4b5"/>
    </style:style>
    <style:style style:name="T1" style:family="text">
      <style:text-properties fo:font-variant="normal" fo:text-transform="none" fo:color="#d1d5db" loext:opacity="100%" style:font-name="S hne" fo:font-size="9.60000038146973pt" fo:letter-spacing="normal" fo:font-style="normal" fo:font-weight="normal"/>
    </style:style>
    <style:style style:name="T2" style:family="text">
      <style:text-properties fo:font-variant="normal" fo:text-transform="none" style:font-name="S hne" fo:font-size="9.60000038146973pt" fo:letter-spacing="normal" fo:font-style="normal" fo:font-weight="normal"/>
    </style:style>
    <style:style style:name="T3" style:family="text">
      <style:text-properties officeooo:rsid="0014b4b5"/>
    </style:style>
    <style:style style:name="T4" style:family="text">
      <style:text-properties fo:color="#000000" loext:opacity="100%" officeooo:rsid="0014b4b5"/>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Contexte</text:p>
      <text:p text:style-name="P5"><text:span text:style-name="T2">l'institut de nutrition souhaite concevoir une application web permettant aux clients de suivre leur comportement alimentaire. L'objectif de l'application est d'aider les clients à surveiller leur apport calorique quotidien et leur IMC, ainsi que de leur fournir des graphiques pour suivre leur progression au fil du temps. Cette application sera accessible à partir d'un navigateur web, ce qui permettra aux clients de l'utiliser sur n'importe quel ordinateur ou appareil mobile connecté à Internet.</text:span> </text:p>
      <text:p text:style-name="P5"/>
      <text:p text:style-name="P5">2. Objectifs</text:p>
      <text:p text:style-name="P4"><text:span text:style-name="T4">1. </text:span>Permettre aux clients de s'inscrire et de créer un profil pour suivre leur comportement alimentaire.</text:p>
      <text:p text:style-name="P4"><text:span text:style-name="T3">2. </text:span>Calculer automatiquement l'IMC de chaque client et afficher le résultat dans le tableau de bord de l'utilisateur.</text:p>
      <text:p text:style-name="P4"><text:span text:style-name="T3">3. </text:span>Permettre aux clients de suivre leur consommation alimentaire quotidienne en ajoutant le nom du repas, le nombre de calories et l'heure de consommation.</text:p>
      <text:p text:style-name="P4"><text:span text:style-name="T3">4. </text:span>Permettre aux clients de définir des limites caloriques personnalisées en fonction de leur objectif de poids, de leur activité physique, de leur âge, etc. Les clients seront avertis lorsqu'ils ont atteint leur limite calorique quotidienne, avec une alerte si la limite est dépassée.</text:p>
      <text:p text:style-name="P4"><text:span text:style-name="T3">5. </text:span>Fournir un historique des repas pour les 10 derniers jours, avec un graphique représentant l'apport calorique quotidien.</text:p>
      <text:p text:style-name="P4"><text:span text:style-name="T3">6. </text:span>Faciliter l'ajustement du comportement alimentaire des clients en fonction de leur progression au fil du temps, en utilisant les graphiques et les indicateurs de limite calorique.</text:p>
      <text:p text:style-name="P4"><text:span text:style-name="T3">7. </text:span>Offrir une expérience utilisateur conviviale, facile à utiliser et accessible à partir de n'importe quel ordinateur ou appareil mobile connecté à Internet.</text:p>
      <text:p text:style-name="P4"><text:span text:style-name="T3">8. </text:span>Assurer la sécurité des données personnelles et des mots de passe des clients en utilisant des protocoles de cryptage pour stocker les informations.</text:p>
      <text:list text:style-name="L4">
        <text:list-header>
          <text:p text:style-name="P7"/>
        </text:list-header>
      </text:list>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2-23T10:02:25.190000000</meta:creation-date>
    <dc:date>2023-02-23T10:25:15.503000000</dc:date>
    <meta:editing-duration>PT22M50S</meta:editing-duration>
    <meta:editing-cycles>1</meta:editing-cycles>
    <meta:document-statistic meta:table-count="0" meta:image-count="0" meta:object-count="0" meta:page-count="1" meta:paragraph-count="11" meta:word-count="271" meta:character-count="1797" meta:non-whitespace-character-count="1536"/>
    <meta:generator>LibreOffice/7.5.0.3$Windows_X86_64 LibreOffice_project/c21113d003cd3efa8c53188764377a8272d9d6de</meta:generator>
  </office:meta>
</office:document-meta>
</file>